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paragraph-rsid="000e1b95"/>
    </style:style>
    <style:style style:name="P4" style:family="paragraph" style:parent-style-name="Table_20_Contents">
      <style:text-properties officeooo:rsid="000e1b95" officeooo:paragraph-rsid="000e1b95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text-properties officeooo:rsid="0010700a" officeooo:paragraph-rsid="0010700a"/>
    </style:style>
    <style:style style:name="P9" style:family="paragraph" style:parent-style-name="Azione_20_attore">
      <style:text-properties fo:font-weight="normal" officeooo:rsid="000ceb79" officeooo:paragraph-rsid="000ceb79" style:font-weight-asian="normal" style:font-weight-complex="normal"/>
    </style:style>
    <style:style style:name="P10" style:family="paragraph" style:parent-style-name="Azione_20_attore">
      <style:text-properties fo:font-weight="normal" officeooo:rsid="000e1b95" officeooo:paragraph-rsid="000e1b95" style:font-weight-asian="normal" style:font-weight-complex="normal"/>
    </style:style>
    <style:style style:name="P11" style:family="paragraph" style:parent-style-name="Azione_20_sistema">
      <style:text-properties fo:font-weight="normal" officeooo:rsid="000ceb79" officeooo:paragraph-rsid="000ceb79" style:font-weight-asian="normal" style:font-weight-complex="normal"/>
    </style:style>
    <style:style style:name="P12" style:family="paragraph" style:parent-style-name="Azione_20_sistema">
      <style:text-properties fo:font-weight="normal" officeooo:rsid="000e1b95" officeooo:paragraph-rsid="000e1b95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rsid="000e8493" officeooo:paragraph-rsid="00121731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eb79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bf997"/>
    </style:style>
    <style:style style:name="T6" style:family="text">
      <style:text-properties officeooo:rsid="000c832f"/>
    </style:style>
    <style:style style:name="T7" style:family="text">
      <style:text-properties officeooo:rsid="000ceb79"/>
    </style:style>
    <style:style style:name="T8" style:family="text">
      <style:text-properties fo:font-weight="bold" officeooo:rsid="000ceb79" style:font-weight-asian="bold" style:font-weight-complex="bold"/>
    </style:style>
    <style:style style:name="T9" style:family="text">
      <style:text-properties fo:font-weight="bold" officeooo:rsid="000e1b95" style:font-weight-asian="bold" style:font-weight-complex="bold"/>
    </style:style>
    <style:style style:name="T10" style:family="text">
      <style:text-properties officeooo:rsid="000e1b95"/>
    </style:style>
    <style:style style:name="T11" style:family="text">
      <style:text-properties officeooo:rsid="001217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Cancellazione attività didattic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5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231609" text:style-name="Numerazione_20_UC">
              <text:list-item text:start-value="1">
                <text:p text:style-name="Azione_20_attore"><text:span text:style-name="T6">L'utente</text:span> va alla sezione Attività didattiche</text:p>
              </text:list-item>
              <text:list-item>
                <text:p text:style-name="Azione_20_sistema"><text:s/>Il sistema <text:span text:style-name="T5">mostra all’utente la lista delle attività didattiche delle proprie classi</text:span><text:span text:style-name="T7">(</text:span><text:span text:style-name="T8">include Educatore visualizza attività didattiche delle proprie classi</text:span><text:span text:style-name="T2">)</text:span></text:p>
              </text:list-item>
              <text:list-item>
                <text:p text:style-name="P9">L'utente seleziona un'attività didattica</text:p>
              </text:list-item>
              <text:list-item>
                <text:p text:style-name="P11">Il sistema mostra i dettagli dell'attività didattica selezionata<text:span text:style-name="T10">(</text:span><text:span text:style-name="T9">include Educatore visualizza dettagli attività didattica</text:span><text:span text:style-name="T10">)</text:span></text:p>
              </text:list-item>
              <text:list-item>
                <text:p text:style-name="P10">L'utente cancella l'attività didattica selezionata</text:p>
              </text:list-item>
              <text:list-item>
                <text:p text:style-name="P12">Il sistema elimina l'attività didattic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0">Il sistema mostra all'utente un messaggio di successo dell'operazione e mostra la lista delle attività didattiche aggiornata</text:span><text:span text:style-name="T7">(</text:span><text:span text:style-name="T8">include Educatore visualizza attività didattiche delle proprie classi</text:span><text:span text:style-name="T2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La cancellazione di un'attività didattica dura meno di 4 secondi</text:p>
          </table:table-cell>
        </table:table-row>
      </table:table>
      <text:p text:style-name="P7"/>
      <text:p text:style-name="P13"><text:span text:style-name="T11">UC_H_16_Cancellazione_attività_didattica: </text:span>Cancellazione attività didat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27S</meta:editing-duration>
    <meta:editing-cycles>11</meta:editing-cycles>
    <meta:generator>LibreOffice/3.6$Windows_x86 LibreOffice_project/da8c1e6-fd468f4-454e206-f42a4a9-143cfd</meta:generator>
    <dc:date>2012-10-22T23:16:41.65</dc:date>
    <meta:document-statistic meta:table-count="1" meta:image-count="0" meta:object-count="0" meta:page-count="1" meta:paragraph-count="22" meta:word-count="148" meta:character-count="1163" meta:non-whitespace-character-count="1042"/>
  </office:meta>
</office:document-meta>
</file>